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7c0" officeooo:paragraph-rsid="001db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mzn.eu/d/4bFxR8I" text:style-name="Internet_20_link" text:visited-style-name="Visited_20_Internet_20_Link">https://amzn.eu/d/4bFxR8I</text:a> </text:p>
      <text:p text:style-name="P1">kurti</text:p>
      <text:p text:style-name="P1"/>
      <text:p text:style-name="P1"><text:a xlink:type="simple" xlink:href="https://amzn.eu/d/9eoVmU0" text:style-name="Internet_20_link" text:visited-style-name="Visited_20_Internet_20_Link">https://amzn.eu/d/9eoVmU0</text:a></text:p>
      <text:p text:style-name="P1">anime te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2:39:11.316769194</meta:creation-date>
    <dc:date>2023-07-27T22:40:53.228303496</dc:date>
    <meta:editing-duration>PT1M43S</meta:editing-duration>
    <meta:editing-cycles>1</meta:editing-cycles>
    <meta:document-statistic meta:table-count="0" meta:image-count="0" meta:object-count="0" meta:page-count="1" meta:paragraph-count="4" meta:word-count="5" meta:character-count="65" meta:non-whitespace-character-count="63"/>
    <meta:generator>LibreOffice/7.5.4.2$Linux_X86_64 LibreOffice_project/50$Build-2</meta:generator>
  </office:meta>
</office:document-meta>
</file>